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break-before="auto" fo:break-after="auto"/>
    </style:style>
    <style:style style:name="P2" style:family="paragraph" style:parent-style-name="Standard">
      <style:paragraph-properties fo:break-before="auto" fo:break-after="auto"/>
    </style:style>
    <style:style style:name="P3" style:family="paragraph" style:parent-style-name="Standard">
      <style:paragraph-properties fo:margin-left="0in" fo:margin-right="0in" fo:margin-top="0.0555in" fo:margin-bottom="0.0693in" loext:contextual-spacing="false" fo:line-height="100%" fo:text-indent="0in" style:auto-text-indent="false" fo:break-before="auto" fo:break-after="auto">
        <style:tab-stops>
          <style:tab-stop style:position="6.2673in" style:type="right"/>
        </style:tab-stops>
      </style:paragraph-properties>
    </style:style>
    <style:style style:name="P4" style:family="paragraph" style:parent-style-name="Standard">
      <style:paragraph-properties fo:margin-left="0in" fo:margin-right="0in" fo:margin-top="0.139in" fo:margin-bottom="0.0693in" loext:contextual-spacing="false" fo:line-height="100%" fo:text-indent="0in" style:auto-text-indent="false" fo:break-before="auto" fo:break-after="auto">
        <style:tab-stops>
          <style:tab-stop style:position="6.2673in" style:type="right"/>
        </style:tab-stops>
      </style:paragraph-properties>
    </style:style>
    <style:style style:name="P5" style:family="paragraph" style:parent-style-name="Standard">
      <style:paragraph-properties fo:margin-left="0in" fo:margin-right="0in" fo:margin-top="0.139in" fo:margin-bottom="0.0555in" loext:contextual-spacing="false" fo:line-height="100%" fo:text-indent="0in" style:auto-text-indent="false" fo:break-before="auto" fo:break-after="auto">
        <style:tab-stops>
          <style:tab-stop style:position="6.2673in" style:type="right"/>
        </style:tab-stops>
      </style:paragraph-properties>
    </style:style>
    <style:style style:name="P6" style:family="paragraph" style:parent-style-name="Standard">
      <style:paragraph-properties fo:margin-left="0.25in" fo:margin-right="0in" fo:margin-top="0.0417in" fo:margin-bottom="0.0693in" loext:contextual-spacing="false" fo:line-height="100%" fo:text-indent="0in" style:auto-text-indent="false" fo:break-before="auto" fo:break-after="auto">
        <style:tab-stops>
          <style:tab-stop style:position="6.2673in" style:type="right"/>
        </style:tab-stops>
      </style:paragraph-properties>
    </style:style>
    <style:style style:name="P7" style:family="paragraph" style:parent-style-name="Standard" style:list-style-name="WWNum4">
      <style:paragraph-properties fo:margin-left="0.5in" fo:margin-right="0in" fo:margin-top="0.0693in" fo:margin-bottom="0in" loext:contextual-spacing="false" fo:text-indent="-0.25in" style:auto-text-indent="false" fo:break-before="auto" fo:break-after="auto"/>
    </style:style>
    <style:style style:name="P8" style:family="paragraph" style:parent-style-name="Standard" style:list-style-name="WWNum5">
      <style:paragraph-properties fo:margin-left="0.5in" fo:margin-right="0in" fo:margin-top="0.0693in" fo:margin-bottom="0in" loext:contextual-spacing="false" fo:text-indent="-0.25in" style:auto-text-indent="false" fo:break-before="auto" fo:break-after="auto"/>
    </style:style>
    <style:style style:name="P9" style:family="paragraph" style:parent-style-name="Standard" style:list-style-name="WWNum1">
      <style:paragraph-properties fo:margin-left="0.5in" fo:margin-right="0in" fo:margin-top="0.0693in" fo:margin-bottom="0in" loext:contextual-spacing="false" fo:text-indent="-0.25in" style:auto-text-indent="false" fo:break-before="auto" fo:break-after="auto"/>
    </style:style>
    <style:style style:name="P10" style:family="paragraph" style:parent-style-name="Standard" style:list-style-name="WWNum4">
      <style:paragraph-properties fo:margin-left="0.5in" fo:margin-right="0in" fo:margin-top="0in" fo:margin-bottom="0.0693in" loext:contextual-spacing="false" fo:text-indent="-0.25in" style:auto-text-indent="false" fo:break-before="auto" fo:break-after="auto"/>
    </style:style>
    <style:style style:name="P11" style:family="paragraph" style:parent-style-name="Standard" style:list-style-name="WWNum5">
      <style:paragraph-properties fo:margin-left="0.5in" fo:margin-right="0in" fo:margin-top="0in" fo:margin-bottom="0.0693in" loext:contextual-spacing="false" fo:text-indent="-0.25in" style:auto-text-indent="false" fo:break-before="auto" fo:break-after="auto"/>
    </style:style>
    <style:style style:name="P12" style:family="paragraph" style:parent-style-name="Standard" style:list-style-name="WWNum1">
      <style:paragraph-properties fo:margin-left="0.5in" fo:margin-right="0in" fo:margin-top="0in" fo:margin-bottom="0.0693in" loext:contextual-spacing="false" fo:text-indent="-0.25in" style:auto-text-indent="false" fo:break-before="auto" fo:break-after="auto"/>
    </style:style>
    <style:style style:name="P13" style:family="paragraph" style:parent-style-name="Standard" style:list-style-name="WWNum5">
      <style:paragraph-properties fo:margin-left="0.5in" fo:margin-right="0in" fo:margin-top="0in" fo:margin-bottom="0in" loext:contextual-spacing="false" fo:text-indent="-0.25in" style:auto-text-indent="false" fo:break-before="auto" fo:break-after="auto"/>
    </style:style>
    <style:style style:name="P14" style:family="paragraph" style:parent-style-name="Standard" style:list-style-name="WWNum2">
      <style:paragraph-properties fo:margin-left="0.5in" fo:margin-right="0in" fo:margin-top="0in" fo:margin-bottom="0in" loext:contextual-spacing="false" fo:line-height="100%" fo:text-align="start" style:justify-single-word="false" fo:text-indent="-0.25in" style:auto-text-indent="false" fo:break-before="auto" fo:break-after="auto"/>
    </style:style>
    <style:style style:name="P15" style:family="paragraph" style:parent-style-name="Standard" style:list-style-name="WWNum3">
      <style:paragraph-properties fo:margin-left="0.5in" fo:margin-right="0in" fo:margin-top="0in" fo:margin-bottom="0in" loext:contextual-spacing="false" fo:line-height="100%" fo:text-align="start" style:justify-single-word="false" fo:text-indent="-0.25in" style:auto-text-indent="false" fo:break-before="auto" fo:break-after="auto"/>
    </style:style>
    <style:style style:name="P16"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17" style:family="paragraph" style:parent-style-name="Standard" style:list-style-name="WWNum6">
      <style:paragraph-properties fo:margin-left="0.5in" fo:margin-right="0in" fo:text-indent="-0.25in" style:auto-text-indent="false" fo:break-before="auto" fo:break-after="auto"/>
    </style:style>
    <style:style style:name="P18" style:family="paragraph" style:parent-style-name="Standard" style:list-style-name="WWNum7">
      <style:paragraph-properties fo:margin-left="0.5in" fo:margin-right="0in" fo:text-indent="-0.25in" style:auto-text-indent="false" fo:break-before="auto" fo:break-after="auto"/>
    </style:style>
    <style:style style:name="P19" style:family="paragraph" style:parent-style-name="Standard" style:list-style-name="WWNum2">
      <style:paragraph-properties fo:margin-left="0.5in" fo:margin-right="0in" fo:margin-top="0.1665in" fo:margin-bottom="0in" loext:contextual-spacing="false" fo:line-height="100%" fo:text-align="start" style:justify-single-word="false" fo:text-indent="-0.25in" style:auto-text-indent="false" fo:break-before="auto" fo:break-after="auto"/>
    </style:style>
    <style:style style:name="P20" style:family="paragraph" style:parent-style-name="Standard" style:list-style-name="WWNum3">
      <style:paragraph-properties fo:margin-left="0.5in" fo:margin-right="0in" fo:margin-top="0.1665in" fo:margin-bottom="0in" loext:contextual-spacing="false" fo:line-height="100%" fo:text-align="start" style:justify-single-word="false" fo:text-indent="-0.25in" style:auto-text-indent="false" fo:break-before="auto" fo:break-after="auto"/>
    </style:style>
    <style:style style:name="P21" style:family="paragraph" style:parent-style-name="Standard" style:list-style-name="WWNum2">
      <style:paragraph-properties fo:margin-left="0.5in" fo:margin-right="0in" fo:margin-top="0in" fo:margin-bottom="0.1665in" loext:contextual-spacing="false" fo:line-height="100%" fo:text-align="start" style:justify-single-word="false" fo:text-indent="-0.25in" style:auto-text-indent="false" fo:break-before="auto" fo:break-after="auto"/>
    </style:style>
    <style:style style:name="P22" style:family="paragraph" style:parent-style-name="Standard" style:list-style-name="WWNum3">
      <style:paragraph-properties fo:margin-left="0.5in" fo:margin-right="0in" fo:margin-top="0in" fo:margin-bottom="0.1665in" loext:contextual-spacing="false" fo:line-height="100%" fo:text-align="start" style:justify-single-word="false" fo:text-indent="-0.25in" style:auto-text-indent="false" fo:break-before="auto" fo:break-after="auto"/>
    </style:style>
    <style:style style:name="P23" style:family="paragraph" style:parent-style-name="Standard">
      <style:paragraph-properties fo:margin-top="0.1665in" fo:margin-bottom="0.1665in" loext:contextual-spacing="false" fo:line-height="100%" fo:break-before="auto" fo:break-after="auto"/>
    </style:style>
    <style:style style:name="P24" style:family="paragraph" style:parent-style-name="Standard">
      <style:paragraph-properties fo:margin-top="0in" fo:margin-bottom="0.1665in" loext:contextual-spacing="false" fo:line-height="100%" fo:break-before="auto" fo:break-after="auto"/>
    </style:style>
    <style:style style:name="P25" style:family="paragraph" style:parent-style-name="Heading_20_2">
      <style:paragraph-properties fo:break-before="auto" fo:break-after="auto"/>
    </style:style>
    <style:style style:name="P26" style:family="paragraph" style:parent-style-name="Heading_20_2" style:master-page-name="Standard">
      <style:paragraph-properties style:page-number="1"/>
    </style:style>
    <style:style style:name="P27" style:family="paragraph" style:parent-style-name="Heading_20_1">
      <style:paragraph-properties fo:break-before="auto" fo:break-after="auto"/>
    </style:style>
    <style:style style:name="T1" style:family="text">
      <style:text-properties fo:color="#1155cc" style:text-underline-style="solid" style:text-underline-width="auto" style:text-underline-color="font-color"/>
    </style:style>
    <style:style style:name="T2" style:family="text">
      <style:text-properties fo:color="#1155cc" fo:font-size="10pt" style:text-underline-style="solid" style:text-underline-width="auto" style:text-underline-color="font-color" style:font-size-asian="10pt" style:font-size-complex="10pt"/>
    </style:style>
    <style:style style:name="T3"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4"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5" style:family="text">
      <style:text-properties fo:font-weight="bold" style:font-weight-asian="bold"/>
    </style:style>
    <style:style style:name="T6" style:family="text">
      <style:text-properties style:text-underline-style="none"/>
    </style:style>
    <style:style style:name="T7" style:family="text">
      <style:text-properties fo:font-size="10pt" style:font-size-asian="10pt" style:font-size-complex="10pt"/>
    </style:style>
    <style:style style:name="T8" style:family="text">
      <style:text-properties fo:font-size="10pt" fo:font-weight="bold" style:font-size-asian="10pt" style:font-weight-asian="bold" style:font-size-complex="10pt"/>
    </style:style>
    <style:style style:name="T9" style:family="text">
      <style:text-properties fo:font-size="11pt" style:font-size-asian="11pt" style:font-size-complex="11pt"/>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bookmark text:name="_k2kyo5rxu07p"/>14. Arquitectura SOA. Servicios web. SOAP. JSON. REST.</text:p>
      <text:p text:style-name="P1"><text:a xlink:type="simple" xlink:href="https://www.redhat.com/es/topics/integration/whats-the-difference-between-soap-rest" text:style-name="ListLabel_20_64" text:visited-style-name="ListLabel_20_64"><text:span text:style-name="T1">https://www.redhat.com/es/topics/integration/whats-the-difference-between-soap-rest</text:span></text:a></text:p>
      <text:p text:style-name="P1"><text:a xlink:type="simple" xlink:href="https://stackoverflow.com/questions/19884295/soap-vs-rest-differences" text:style-name="ListLabel_20_64" text:visited-style-name="ListLabel_20_64"><text:span text:style-name="T1">https://stackoverflow.com/questions/19884295/soap-vs-rest-differences</text:span></text:a></text:p>
      <text:p text:style-name="P1"/>
      <text:p text:style-name="P27"><text:bookmark text:name="_ov6xq63uh4lh"/>Índice</text:p>
      <text:p text:style-name="P1"/>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text:a xlink:type="simple" xlink:href="#_ov6xq63uh4lh" text:style-name="Index_20_Link" text:visited-style-name="Index_20_Link"><text:span text:style-name="T3">Índice</text:span></text:a><text:span text:style-name="T3"><text:tab/>1</text:span></text:p>
          <text:p text:style-name="P4"><text:a xlink:type="simple" xlink:href="#_w9bl4sh2hzte" text:style-name="Index_20_Link" text:visited-style-name="Index_20_Link"><text:span text:style-name="T3">Servicios Web</text:span></text:a><text:span text:style-name="T3"><text:tab/>2</text:span></text:p>
          <text:p text:style-name="P6"><text:a xlink:type="simple" xlink:href="#_4sv6x4htcfgk" text:style-name="Index_20_Link" text:visited-style-name="Index_20_Link"><text:span text:style-name="T4">Primero llegó SOAP</text:span></text:a><text:span text:style-name="T4"><text:tab/>2</text:span></text:p>
          <text:p text:style-name="P6"><text:a xlink:type="simple" xlink:href="#_eehdrtir5mge" text:style-name="Index_20_Link" text:visited-style-name="Index_20_Link"><text:span text:style-name="T4">Luego llegó REST</text:span></text:a><text:span text:style-name="T4"><text:tab/>2</text:span></text:p>
          <text:p text:style-name="P6"><text:a xlink:type="simple" xlink:href="#_ecnsiap6a41v" text:style-name="Index_20_Link" text:visited-style-name="Index_20_Link"><text:span text:style-name="T4">XML Vs JSON</text:span></text:a><text:span text:style-name="T4"><text:tab/>2</text:span></text:p>
          <text:p text:style-name="P4"><text:a xlink:type="simple" xlink:href="#_wxwo05cv4xi2" text:style-name="Index_20_Link" text:visited-style-name="Index_20_Link"><text:span text:style-name="T3">Arquitectura SOA</text:span></text:a><text:span text:style-name="T3"><text:tab/>3</text:span></text:p>
          <text:p text:style-name="P6"><text:a xlink:type="simple" xlink:href="#_tn0gsbqh03fp" text:style-name="Index_20_Link" text:visited-style-name="Index_20_Link"><text:span text:style-name="T4">Beneficios de SOA</text:span></text:a><text:span text:style-name="T4"><text:tab/>3</text:span></text:p>
          <text:p text:style-name="P6"><text:a xlink:type="simple" xlink:href="#_d9nuuuuv2f13" text:style-name="Index_20_Link" text:visited-style-name="Index_20_Link"><text:span text:style-name="T4">Desventajas de SOA</text:span></text:a><text:span text:style-name="T4"><text:tab/>4</text:span></text:p>
          <text:p text:style-name="P4"><text:a xlink:type="simple" xlink:href="#_xtk6hrbvx53g" text:style-name="Index_20_Link" text:visited-style-name="Index_20_Link"><text:span text:style-name="T3">SOAP (Simple Object Access Protocol)</text:span></text:a><text:span text:style-name="T3"><text:tab/>5</text:span></text:p>
          <text:p text:style-name="P4"><text:a xlink:type="simple" xlink:href="#_6obxjuk403kz" text:style-name="Index_20_Link" text:visited-style-name="Index_20_Link"><text:span text:style-name="T5">REST (REpresentational State Transfer)</text:span></text:a><text:span text:style-name="T5"><text:tab/>6</text:span></text:p>
          <text:p text:style-name="P4"><text:a xlink:type="simple" xlink:href="#_ueokrapc4wkw" text:style-name="Index_20_Link" text:visited-style-name="Index_20_Link"><text:span text:style-name="T5">Diferencias entre SOAP y REST [1]</text:span></text:a><text:span text:style-name="T5"><text:tab/>7</text:span></text:p>
          <text:p text:style-name="P6"><text:a xlink:type="simple" xlink:href="#_8vp6c2h0lc2d" text:style-name="Index_20_Link" text:visited-style-name="Index_20_Link"><text:span text:style-name="T4">¿Cuál es la diferencia entre SOAP y REST?</text:span></text:a><text:span text:style-name="T4"><text:tab/>7</text:span></text:p>
          <text:p text:style-name="P5"><text:a xlink:type="simple" xlink:href="#_xtk6hrbvx53g" text:style-name="Index_20_Link" text:visited-style-name="Index_20_Link"><text:span text:style-name="T3">JSON</text:span></text:a><text:span text:style-name="T3"><text:tab/>8</text:span></text:p>
        </text:index-body>
      </text:table-of-content>
      <text:p text:style-name="P1"/>
      <text:p text:style-name="P1"><text:soft-page-break/></text:p>
      <text:p text:style-name="P1"/>
      <text:p text:style-name="P1"/>
      <text:p text:style-name="P1"/>
      <text:p text:style-name="P27"><text:bookmark text:name="_w9bl4sh2hzte"/>Servicios Web</text:p>
      <text:p text:style-name="P1">Un web service es una vía de <text:span text:style-name="T5">intercomunicación e interoperabilidad entre máquinas conectadas en Red</text:span>. En el mundo de Internet se han popularizado enormemente, ya se trate de web services públicos o privados. Generalmente, la interacción se basa en el <text:span text:style-name="T5">envío de solicitudes y respuestas entre un cliente y un servidor</text:span>, que incluyen datos. El cliente solicita información, enviando a veces datos al servidor para que pueda procesar su solicitud. El servidor genera una respuesta que envía de vuelta al cliente, adjuntando otra serie de datos que forman parte de esa respuesta. Por tanto, podemos entender un servicio web como un tráfico de mensajes entre dos máquinas.</text:p>
      <text:p text:style-name="P25"><text:bookmark text:name="_4sv6x4htcfgk"/>Primero llegó SOAP</text:p>
      <text:p text:style-name="P1">La primera introducción de los web services en el mundo de Internet vino de la mano de SOAP. SOAP es un protocolo que define cómo deben de realizarse las comunicaciones entre máquinas. <text:span text:style-name="T5">SOAP usa XML como lenguaje de intercambio de datos</text:span> con una estructura compleja que es capaz de albergar todo tipo de datos sobre la solicitud o respuesta generada.</text:p>
      <text:p text:style-name="P25"><text:bookmark text:name="_eehdrtir5mge"/>Luego llegó REST <text:s text:c="13"/></text:p>
      <text:p text:style-name="P1"><text:span text:style-name="T5">REST usa el propio protocolo HTTP</text:span> para la comunicación entre máquinas. HTTP es ampliamente soportado por todos los sistemas y de hecho para la transferencia de datos en la web se usa HTTP.</text:p>
      <text:p text:style-name="P1"><text:span text:style-name="T5">REST se caracteriza por no tener estado</text:span>. Es decir, el servidor no es capaz de recordar el estado de la anterior solicitud REST que pudo, o no, hacer un cliente. Por ello, el cliente tiene que enviar en cada solicitud todo el estado de su sesión, lo que se suele hacer mediante un token que le «ayude a recordar» al servidor.</text:p>
      <text:p text:style-name="P1">Mencionamos esas dos características porque es justamente lo permite que la implementación de REST sea realmente fácil y se haya popularizado tanto el tipo de servicio web que se conoce como el nombre de API REST.</text:p>
      <text:p text:style-name="P1">REST tiende a simplificar las cosas y en esa misma línea se suele usar un lenguaje diferente para representación de los datos, el lenguaje JSON. <text:span text:style-name="T5">Hoy REST y JSON se han convertido en la opción más sencilla</text:span> y por tanto más recomendable para implementar un servicio web.</text:p>
      <text:p text:style-name="P25"><text:bookmark text:name="_ecnsiap6a41v"/>XML Vs JSON</text:p>
      <text:p text:style-name="P1">Para los sistemas de comunicación entre máquinas se requiere una serie de características, básicamente marcadas porque las máquinas implicadas en la comunicación pueden tener sistemas muy diferentes. Pueden usar lenguajes de programación o bases de datos diferentes y hasta los sistemas operativos suelen ser distintos entre clientes y servidores. Por ello, para la comunicación de los datos se usa básicamente lenguajes escritos en archivos de texto plano.</text:p>
      <text:p text:style-name="P1">Entre los lenguajes más usados para la comunicación de los datos en los servicios web, encontramos XML y JSON.</text:p>
      <text:list xml:id="list1691574883" text:style-name="WWNum4">
        <text:list-item>
          <text:p text:style-name="P7"><text:span text:style-name="T5">XML está basado en etiquetas</text:span>, como HTML. Es más tradicional pero también es un lenguaje <text:span text:style-name="T5">más avanzado</text:span>, que presenta diversas utilidades para su <text:span text:style-name="T5">extensión, validación de la información y sintaxis</text:span> de los datos, etc.</text:p>
        </text:list-item>
        <text:list-item>
          <text:p text:style-name="P10"><text:span text:style-name="T5">JSON</text:span> es un lenguaje más nuevo, <text:span text:style-name="T5">basado en sintaxis Javascript</text:span>. Generalmente, es <text:span text:style-name="T5">más ligero y requiere menor carga del servidor para su procesamiento.</text:span></text:p>
        </text:list-item>
      </text:list>
      <text:p text:style-name="P27"><text:bookmark text:name="_wxwo05cv4xi2"/>Arquitectura SOA</text:p>
      <text:p text:style-name="P1">SOA (Service Oriented Architecture, o Arquitectura Orientada a Servicios) define un modo de conseguir que los componentes de software sean reutilizables mediante interfaces de servicio. Estos interfaces utilizan estándares de comunicación comunes de modo que se pueden incorporar rápidamente en nuevas aplicaciones sin necesidad de hacer cambios profundos.</text:p>
      <text:p text:style-name="P1">Cada servicio en SOA encapsula el código y datos necesarios para ejecutar una función de negocio concreta (por ejemplo: consultar el crédito de un cliente o procesar un registro). Las interfaces de servicio proporcionan bajo acoplamiento, lo que significa que se les puede llamar con poco o ningún conocimiento de su implementación.</text:p>
      <text:p text:style-name="P1"><text:soft-page-break/>Los servicios se exponen utilizando protocolos de red estándar, como SOAP (Simple Object Access Protocol)/HTTP o JSON/HTTP, para enviar peticiones de lectura o modificación de datos.</text:p>
      <text:p text:style-name="P1">Antes del auge de SOA a finales de los años 90 la conexión entre dos aplicaciones diferentes requería una integración punto a punto muy compleja, que los desarrolladores debían crear, en mayor parte a medida, para cada proyecto. La exposición de funcionalidad mediante SOA elimina la necesidad de recrear esa integración profunda cada vez.</text:p>
      <text:p text:style-name="P25"><text:bookmark text:name="_tn0gsbqh03fp"/>Beneficios de SOA</text:p>
      <text:p text:style-name="P1">En comparación con otras arquitecturas que la precedieron, SOA presenta beneficios como:</text:p>
      <text:list xml:id="list2100806766" text:style-name="WWNum5">
        <text:list-item>
          <text:p text:style-name="P8"><text:span text:style-name="T5">Mayor agilidad de negocio; menor tiempo para la salida a mercado</text:span>: La eficiencia del ensamblado de aplicaciones mediante interfaces de servicio reutilizables, en lugar de re-escribir y re-integrar desde cero para cada nuevo proyecto, permite a los desarrolladores construir aplicaciones mucho más rápido.</text:p>
        </text:list-item>
        <text:list-item>
          <text:p text:style-name="P13"><text:span text:style-name="T5">Aprovechamiento de funcionalidad legacy (antigua) en nuevos mercados</text:span>: Una arquitectura SOA bien construida permite utilizar funcionalidades encerradas en un equipo y aprovecharlas para su integración en nuevos proyectos o mercados. Por ejemplo muchas empresas han utilizado arquitecturas SOA para exponer funcionalidad de procesos de sistemas financieros basados en mainframe (red cerrada), permitiendo a los clientes <text:s/>gestionar por si mismos muchos aspectos de sus cuentas.</text:p>
        </text:list-item>
        <text:list-item>
          <text:p text:style-name="P11"><text:span text:style-name="T5">Mejora de colaboración entre negocios y tecnología:</text:span> En una SOA, los servicios se pueden definir en términos de negocio (ajenos a la implementación). Esto permite a los analistas de negocio trabajar de forma más eficiente con los desarrolladores en puntos clave.</text:p>
        </text:list-item>
      </text:list>
      <text:p text:style-name="P1">A un nivel más profundo y cercano a la capa de desarrollo, se puede decir que las ventajas concretas de una arquitectura SOA son:</text:p>
      <text:list xml:id="list3626526063" text:style-name="WWNum6">
        <text:list-item>
          <text:p text:style-name="P17">Reduce el nivel de acoplamiento.</text:p>
        </text:list-item>
        <text:list-item>
          <text:p text:style-name="P17">Clara definición de roles de desarrollo.</text:p>
        </text:list-item>
        <text:list-item>
          <text:p text:style-name="P17">Definición de seguridad más clara.</text:p>
        </text:list-item>
        <text:list-item>
          <text:p text:style-name="P17">Fácil testeo.</text:p>
        </text:list-item>
        <text:list-item>
          <text:p text:style-name="P17">Mejora la mantención.</text:p>
        </text:list-item>
        <text:list-item>
          <text:p text:style-name="P17">Favorece la reutilización.</text:p>
        </text:list-item>
        <text:list-item>
          <text:p text:style-name="P17">Favorece el desarrollo en paralelo.</text:p>
        </text:list-item>
        <text:list-item>
          <text:p text:style-name="P17">Permite fácil escalabilidad.</text:p>
        </text:list-item>
        <text:list-item>
          <text:p text:style-name="P17">Permite un mapeo directo entre los procesos y los sistemas.</text:p>
        </text:list-item>
        <text:list-item>
          <text:p text:style-name="P17">Permite un monitoreo preciso.</text:p>
        </text:list-item>
        <text:list-item>
          <text:p text:style-name="P17">Permite la interoperabilidad.</text:p>
        </text:list-item>
      </text:list>
      <text:p text:style-name="P25"><text:bookmark text:name="_d9nuuuuv2f13"/>Desventajas de SOA</text:p>
      <text:list xml:id="list320629806" text:style-name="WWNum7">
        <text:list-item>
          <text:p text:style-name="P18">SOA depende de la implementación de estándares. Sin estándares, la comunicación entre aplicaciones requiere de mucho tiempo y código.</text:p>
        </text:list-item>
        <text:list-item>
          <text:p text:style-name="P18"><text:soft-page-break/>SOA <text:span text:style-name="T5">no es para: aplicaciones con alto nivel de transferencia de datos</text:span>, aplicaciones que no requieren de implementación del tipo request/response y para aplicaciones que tienen un corto periodo de vida.</text:p>
        </text:list-item>
        <text:list-item>
          <text:p text:style-name="P18">Incrementalmente se hace difícil y costoso el ser capaz de cumplir con los protocolos y hablar con un servicio.</text:p>
        </text:list-item>
        <text:list-item>
          <text:p text:style-name="P18">Implica conocer los procesos del negocio, clasificarlos, extraer las funciones que son comunes a ellos, estandarizarlas y formar con ellas capas de servicios que serán requeridas por cualquier proceso de negocio.</text:p>
        </text:list-item>
        <text:list-item>
          <text:p text:style-name="P18">En la medida en que un servicio de negocio, vaya siendo incorporado en la definición de los procesos de negocio, dicho servicio aumentara su nivel de criticidad. Con lo cual cada que se requiera efectuar una actualización en dicho servicio (por ejemplo, un cambio en el código, una interfaz nueva, etc.), deberá evaluarse previamente el impacto y tener mucho cuidado con su implementación. Sin embargo, parte de la problemática anterior, puede ser solventada en virtud a un buen diseño del servicio.</text:p>
        </text:list-item>
      </text:list>
      <text:p text:style-name="P1"/>
      <text:p text:style-name="P1"/>
      <text:p text:style-name="P1"/>
      <text:p text:style-name="P27"><text:bookmark text:name="_xtk6hrbvx53g"/>SOAP<text:span text:style-name="T7"> (</text:span><text:span text:style-name="T8">S</text:span><text:span text:style-name="T7">imple </text:span><text:span text:style-name="T8">O</text:span><text:span text:style-name="T7">bject </text:span><text:span text:style-name="T8">A</text:span><text:span text:style-name="T7">ccess </text:span><text:span text:style-name="T8">P</text:span><text:span text:style-name="T7">rotocol)</text:span></text:p>
      <text:p text:style-name="P23">SOAP (protocolo simple de acceso a objetos) es un protocolo estándar que se creó originalmente para permitir la comunicación entre las aplicaciones que se diseñaban con diferentes lenguajes y en diferentes plataformas. Como es un protocolo, impone reglas integradas que aumentan la complejidad y la sobrecarga, lo cual puede retrasar el tiempo que tardan las páginas en cargarse. Sin embargo, estos estándares también ofrecen normas integradas que pueden ser ideales para el sector empresarial. Los estándares de cumplimiento integrados incluyen la<text:a xlink:type="simple" xlink:href="https://www.redhat.com/es/topics/security/api-security" text:style-name="ListLabel_20_65" text:visited-style-name="ListLabel_20_65"> </text:a><text:a xlink:type="simple" xlink:href="https://www.redhat.com/es/topics/security/api-security" text:style-name="ListLabel_20_64" text:visited-style-name="ListLabel_20_64"><text:span text:style-name="T1">seguridad</text:span></text:a>, la atomicidad, la uniformidad, el aislamiento y la durabilidad (ACID), que forman un conjunto de propiedades que garantizan operaciones confiables de las bases de datos.</text:p>
      <text:p text:style-name="P23">Las especificaciones comunes de los servicios web incluyen lo siguiente:</text:p>
      <text:list xml:id="list1422259013" text:style-name="WWNum2">
        <text:list-item>
          <text:p text:style-name="P19"><text:span text:style-name="T5">Seguridad de los servicios web (WS-Security)</text:span>: estandariza la forma de proteger y transferir los mensajes usando identificadores únicos llamados tokens.</text:p>
        </text:list-item>
        <text:list-item>
          <text:p text:style-name="P14"><text:span text:style-name="T5">Mensajería segura de los servicios web (WS-ReliableMessaging)</text:span>: estandariza el control de errores entre mensajes que se transfieren en infraestructuras de TI poco confiables.</text:p>
        </text:list-item>
        <text:list-item>
          <text:p text:style-name="P14"><text:span text:style-name="T5">Abordaje de los servicios web (WS-Addressing)</text:span>: paquetes que enrutan la información como metadatos dentro de los encabezados SOAP, en lugar de mantener la información en un lugar más profundo de la red.</text:p>
        </text:list-item>
        <text:list-item>
          <text:p text:style-name="P21"><text:span text:style-name="T5">Lenguaje de descripción de los servicios web (WSDL)</text:span>: describe qué hace un servicio web, así como dónde comienza y termina.</text:p>
        </text:list-item>
      </text:list>
      <text:p text:style-name="P23">El envío de una solicitud de datos a una API de SOAP se puede administrar a través de cualquiera de los protocolos de la capa de la aplicación: HTTP (para los exploradores web), SMTP (para el correo electrónico), TCP, entre otros. Sin embargo, una vez que se recibe una solicitud, los mensajes SOAP de retorno deben ser documentos XML, que es un lenguaje de marcado que comprenden las personas y las máquinas. El explorador no almacena en caché las solicitudes completadas a una API de SOAP, de manera que no será posible acceder a ellas posteriormente si no se reenvían a la API.</text:p>
      <text:p text:style-name="P27"><text:bookmark text:name="_t2bw0ek86vcs"/></text:p>
      <text:p text:style-name="P27"><text:bookmark text:name="_6obxjuk403kz"/>REST<text:span text:style-name="T7"> (</text:span><text:span text:style-name="T8">RE</text:span><text:span text:style-name="T7">presentational </text:span><text:span text:style-name="T8">S</text:span><text:span text:style-name="T7">tate </text:span><text:span text:style-name="T8">T</text:span><text:span text:style-name="T7">ransfer)</text:span></text:p>
      <text:p text:style-name="P23">REST es un conjunto de principios arquitectónicos que se ajusta a las necesidades de los<text:a xlink:type="simple" xlink:href="https://www.redhat.com/es/topics/cloud-computing/what-are-cloud-services" text:style-name="ListLabel_20_65" text:visited-style-name="ListLabel_20_65"> </text:a><text:a xlink:type="simple" xlink:href="https://www.redhat.com/es/topics/cloud-computing/what-are-cloud-services" text:style-name="ListLabel_20_64" text:visited-style-name="ListLabel_20_64"><text:span text:style-name="T1">servicios web</text:span></text:a> y las<text:a xlink:type="simple" xlink:href="https://www.redhat.com/es/topics/mobile" text:style-name="ListLabel_20_65" text:visited-style-name="ListLabel_20_65"> </text:a><text:a xlink:type="simple" xlink:href="https://www.redhat.com/es/topics/mobile" text:style-name="ListLabel_20_64" text:visited-style-name="ListLabel_20_64"><text:span text:style-name="T1">aplicaciones móviles</text:span></text:a> ligeros. Dado que se trata de un conjunto de pautas, la implementación de las recomendaciones depende de los desarrolladores.</text:p>
      <text:p text:style-name="P23">Cuando se envía una solicitud de datos a una API de REST, se suele hacer a través de un protocolo de transferencia de hipertexto, comúnmente denominado HTTP. Una vez que reciben la solicitud, las API diseñadas para REST (conocidas como API o servicios web de RESTful) pueden devolver mensajes en distintos formatos: HTML, XML, texto sin formato y JSON. El formato preferido para los mensajes es la notación de objetos JavaScript (JSON), ya que, a pesar de su nombre, puede leerlo cualquier lenguaje de programación, es ligero y lo comprenden tanto las personas como las máquinas. De esta forma, las API de RESTful son más flexibles y se pueden configurar con mayor facilidad.</text:p>
      <text:p text:style-name="P23">Se considera que una aplicación es RESTful si cumple con seis pautas arquitectónicas. Una aplicación de RESTful debe tener lo siguiente:</text:p>
      <text:list xml:id="list1275335088" text:style-name="WWNum3">
        <text:list-item>
          <text:p text:style-name="P20">Una arquitectura cliente-servidor compuesta por clientes, servidores y recursos.</text:p>
        </text:list-item>
        <text:list-item>
          <text:p text:style-name="P15"><text:soft-page-break/>Una comunicación cliente-servidor<text:a xlink:type="simple" xlink:href="https://www.redhat.com/es/topics/cloud-native-apps/stateful-vs-stateless" text:style-name="ListLabel_20_65" text:visited-style-name="ListLabel_20_65"> </text:a><text:a xlink:type="simple" xlink:href="https://www.redhat.com/es/topics/cloud-native-apps/stateful-vs-stateless" text:style-name="ListLabel_20_64" text:visited-style-name="ListLabel_20_64"><text:span text:style-name="T1">sin estado</text:span></text:a>. Esto significa que el contenido de los clientes no se almacena en el servidor entre las solicitudes, sino que la información sobre el estado de la sesión queda en el cliente.</text:p>
        </text:list-item>
        <text:list-item>
          <text:p text:style-name="P15">Datos que pueden almacenarse en caché para eliminar la necesidad de algunas interacciones cliente-servidor.</text:p>
        </text:list-item>
        <text:list-item>
          <text:p text:style-name="P15">Una interfaz uniforme entre elementos para que la información se transfiera de forma estandarizada, en lugar de ser específica para las necesidades de cierta aplicación.<text:a xlink:type="simple" xlink:href="https://www.ics.uci.edu/~fielding/pubs/dissertation/rest_arch_style.htm" text:style-name="ListLabel_20_65" text:visited-style-name="ListLabel_20_65"> </text:a><text:a xlink:type="simple" xlink:href="https://www.ics.uci.edu/~fielding/pubs/dissertation/rest_arch_style.htm" text:style-name="ListLabel_20_64" text:visited-style-name="ListLabel_20_64"><text:span text:style-name="T1">Roy Fielding, el creador de REST, lo describe</text:span></text:a> como "la característica principal que distingue el estilo arquitectónico de REST de los demás estilos basados en la red".</text:p>
        </text:list-item>
        <text:list-item>
          <text:p text:style-name="P15">Una restricción del sistema en capas, en el que las interacciones cliente-servidor pueden estar mediadas por capas jerárquicas.</text:p>
        </text:list-item>
        <text:list-item>
          <text:p text:style-name="P22">Código según se solicite, lo que permite que los servidores amplíen las funciones de un cliente al transferir el código ejecutable (esto también reduce la visibilidad, así que es una pauta opcional).</text:p>
        </text:list-item>
      </text:list>
      <text:p text:style-name="P1"/>
      <text:p text:style-name="P27"><text:bookmark text:name="_xtk6hrbvx53g1"/></text:p>
      <text:p text:style-name="P27"><text:bookmark text:name="_ueokrapc4wkw"/>Diferencias entre SOAP y REST<text:span text:style-name="T7"> [</text:span><text:a xlink:type="simple" xlink:href="https://www.redhat.com/es/topics/integration/whats-the-difference-between-soap-rest" text:style-name="ListLabel_20_66" text:visited-style-name="ListLabel_20_66"><text:span text:style-name="T2">1</text:span></text:a><text:span text:style-name="T7">]</text:span></text:p>
      <text:p text:style-name="P24">REST y SOAP son dos enfoques distintos para la transmisión de datos en línea. Específicamente definen la manera en que se diseñan las<text:a xlink:type="simple" xlink:href="https://www.redhat.com/es/topics/api" text:style-name="ListLabel_20_65" text:visited-style-name="ListLabel_20_65"> </text:a><text:a xlink:type="simple" xlink:href="https://www.redhat.com/es/topics/api" text:style-name="ListLabel_20_64" text:visited-style-name="ListLabel_20_64"><text:span text:style-name="T1">interfaces de programación de aplicaciones (API)</text:span></text:a>, las cuales permiten la comunicación de datos entre aplicaciones web. La transferencia de estado representacional (REST) es un conjunto de principios arquitectónicos; el protocolo simple de acceso a objetos (SOAP) es un protocolo oficial,<text:a xlink:type="simple" xlink:href="https://www.w3.org/TR/soap12/" text:style-name="ListLabel_20_65" text:visited-style-name="ListLabel_20_65"> </text:a><text:a xlink:type="simple" xlink:href="https://www.w3.org/TR/soap12/" text:style-name="ListLabel_20_64" text:visited-style-name="ListLabel_20_64"><text:span text:style-name="T1">de cuyo mantenimiento se encarga el Consorcio World Wide Web (W3C)</text:span></text:a>. La principal diferencia es que SOAP es un protocolo, y REST no lo es. Por lo general, alguno de ellos regirá a las API, según el caso práctico y las preferencias del desarrollador.</text:p>
      <text:p text:style-name="P25"><text:bookmark text:name="_8vp6c2h0lc2d"/>¿Cuál es la diferencia entre SOAP y REST?</text:p>
      <text:p text:style-name="P23">SOAP es un protocolo, REST es un estilo de arquitectura (suele usar HTTP).</text:p>
      <text:p text:style-name="P23">En SOAP el contrato entre cliente y servidor es mucho más rígido, por lo que tiene un grado de acoplamiento mayor que una implementación REST. Cualquier modificación de este contrato por alguna de las dos partes probablemente romperá la comunicación.</text:p>
      <text:p text:style-name="P23">REST por otra parte es más flexible, como un navegador web, en el que ambas partes saben utilizar un prototocolo de comunicación común (HTTP es el más usado) y un cambio en la API no siempre tiene porque romper la comunicación (por ejemplo nuevos procesos, nuevos datos, cambio de representación, etc...). El grado de acomplamiento de REST es mucho más reducido que SOAP.</text:p>
      <text:p text:style-name="P23">Un cliente puede entrar en un servicio REST sin tener ninguna información de la API, excepto en punto de entrada y el tipo de datos a enviar/recibir, mientras que en SOAP el cliente necesita tener conocimiento previo de todo lo que utilizará.</text:p>
      <text:p text:style-name="P23">Es posible que muchos sistemas heredados sigan rigiéndose por SOAP, aunque REST haya surgido más tarde y se considere una alternativa más rápida en los escenarios basados en la Web. REST es un conjunto de pautas que ofrece una implementación flexible, mientras que SOAP es un protocolo con requisitos específicos, como en el caso de la mensajería XML.</text:p>
      <text:p text:style-name="P23">Las API de REST son ligeras, así que son ideales para los contextos más nuevos, como el<text:a xlink:type="simple" xlink:href="https://www.redhat.com/es/topics/internet-of-things" text:style-name="ListLabel_20_65" text:visited-style-name="ListLabel_20_65"> </text:a><text:a xlink:type="simple" xlink:href="https://www.redhat.com/es/topics/internet-of-things" text:style-name="ListLabel_20_64" text:visited-style-name="ListLabel_20_64"><text:span text:style-name="T1">Internet de las cosas (IoT)</text:span></text:a>, el desarrollo de aplicaciones móviles y la<text:a xlink:type="simple" xlink:href="https://www.redhat.com/es/topics/cloud-native-apps/what-is-serverless" text:style-name="ListLabel_20_65" text:visited-style-name="ListLabel_20_65"> </text:a><text:a xlink:type="simple" xlink:href="https://www.redhat.com/es/topics/cloud-native-apps/what-is-serverless" text:style-name="ListLabel_20_64" text:visited-style-name="ListLabel_20_64"><text:span text:style-name="T1">informática sin servidor</text:span></text:a>. Los servicios web de SOAP ofrecen seguridad y cumplimiento de las operaciones integrados que coinciden con muchas de las necesidades empresariales, pero que también los hacen más pesados. Asimismo, muchas API públicas, como la API de Google Maps, siguen las pautas de REST.</text:p>
      <text:p text:style-name="P23">REST es independiente del protocolo, tampoco es un mapeo de operaciones CRUD a HTTP.</text:p>
      <text:p text:style-name="P27"><text:bookmark text:name="_xtk6hrbvx53g2"/>JSON</text:p>
      <text:p text:style-name="P1">JSON (JavaScript Object Notation) es un formato de representación ligero, habitualmente utilizado para el intercambio de datos.</text:p>
      <text:p text:style-name="P1">Está basado en un subconjunto del lenguaje de programación JavaScript (el modo en que se construyen objeto concretamente).</text:p>
      <text:p text:style-name="P1">JavaScript permite serializar objetos en cadenas de texto representadas en formato JSON, para luego de-serializarlas de vuelta a objetos JavaScript.</text:p>
      <text:p text:style-name="P1"><text:soft-page-break/>Las reglas de sintaxis de JSON se derivan de las reglas de notación de objetos de JavaScript:</text:p>
      <text:list xml:id="list3614955547" text:style-name="WWNum1">
        <text:list-item>
          <text:p text:style-name="P9">Los datos se representan en pares clave/valor</text:p>
        </text:list-item>
        <text:list-item>
          <text:p text:style-name="P16">Los datos se separan por comas</text:p>
        </text:list-item>
        <text:list-item>
          <text:p text:style-name="P16">Las llaves(“{“ y “}”) encapsulan objetos</text:p>
        </text:list-item>
        <text:list-item>
          <text:p text:style-name="P16">Los corchetes (“[“ y “]”) encapsulan colecciones (arrays)</text:p>
        </text:list-item>
        <text:list-item>
          <text:p text:style-name="P16">Las comillas dobles son obligatorias en los nombres de propiedad y en las cadenas</text:p>
        </text:list-item>
        <text:list-item>
          <text:p text:style-name="P16">No puede estar vacío (“null” es un JSON válido, pero “” no lo es)</text:p>
        </text:list-item>
        <text:list-item>
          <text:p text:style-name="P16">No se permiten los ceros a la izquierda en la definición de datos numéricos</text:p>
        </text:list-item>
        <text:list-item>
          <text:p text:style-name="P12">Los numeros en coma flotante usan el punto “.” para delimitar</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693in" fo:margin-bottom="0.0693in" loext:contextual-spacing="false" fo:line-height="115%"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1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65" style:display-name="ListLabel 65" style:family="text"/>
    <style:style style:name="ListLabel_20_66" style:display-name="ListLabel 66" style:family="text">
      <style:text-properties fo:color="#1155cc" fo:font-size="10pt" style:text-underline-style="solid" style:text-underline-width="auto" style:text-underline-color="font-color" style:font-size-asian="10pt"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6" meta:paragraph-count="100" meta:word-count="2445" meta:character-count="15331" meta:non-whitespace-character-count="13010"/>
    <meta:generator>LibreOfficeDev/6.0.5.2$Linux_X86_64 LibreOffice_project/</meta:generator>
  </office:meta>
</office:document-meta>
</file>